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241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6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1 月 底" calcext:value-type="string" table:number-columns-spanned="13" table:number-rows-spanned="1">
            <text:p><text:s text:c="8"/>中 華 民 國 102年 1 月 底 </text:p>
          </table:table-cell>
          <table:covered-table-cell table:number-columns-repeated="12" table:style-name="ce21"/>
          <table:table-cell table:style-name="ce45" office:value-type="string" calcext:value-type="string">
            <text:p><text:s text:c="9"/>單位：人；%</text:p>
          </table:table-cell>
          <table:table-cell table:style-name="ce47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4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8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24092" calcext:value-type="float">
            <text:p><text:s text:c="3"/>23,324,092</text:p>
          </table:table-cell>
          <table:table-cell table:style-name="ce16" office:value-type="float" office:value="987645" calcext:value-type="float">
            <text:p><text:s text:c="3"/>987,645</text:p>
          </table:table-cell>
          <table:table-cell table:style-name="ce26" office:value-type="float" office:value="4.23" calcext:value-type="float">
            <text:p><text:s text:c="3"/>4.23</text:p>
          </table:table-cell>
          <table:table-cell table:style-name="ce16" office:value-type="float" office:value="1401815" calcext:value-type="float">
            <text:p><text:s text:c="3"/>1,401,815</text:p>
          </table:table-cell>
          <table:table-cell table:style-name="ce26" office:value-type="float" office:value="6.01" calcext:value-type="float">
            <text:p><text:s text:c="3"/>6.01</text:p>
          </table:table-cell>
          <table:table-cell table:style-name="ce16" office:value-type="float" office:value="2553639" calcext:value-type="float">
            <text:p><text:s text:c="3"/>2,553,639</text:p>
          </table:table-cell>
          <table:table-cell table:style-name="ce26" office:value-type="float" office:value="10.95" calcext:value-type="float">
            <text:p><text:s text:c="3"/>10.95</text:p>
          </table:table-cell>
          <table:table-cell table:style-name="ce16" office:value-type="float" office:value="2859439" calcext:value-type="float">
            <text:p><text:s text:c="3"/>2,859,439</text:p>
          </table:table-cell>
          <table:table-cell table:style-name="ce26" office:value-type="float" office:value="12.26" calcext:value-type="float">
            <text:p><text:s text:c="3"/>12.26</text:p>
          </table:table-cell>
          <table:table-cell table:style-name="ce16" office:value-type="float" office:value="1822117" calcext:value-type="float">
            <text:p><text:s text:c="3"/>1,822,117</text:p>
          </table:table-cell>
          <table:table-cell table:style-name="ce26" office:value-type="float" office:value="7.81" calcext:value-type="float">
            <text:p><text:s text:c="3"/>7.81</text:p>
          </table:table-cell>
          <table:table-cell table:style-name="ce16" office:value-type="float" office:value="18301214" calcext:value-type="float">
            <text:p><text:s text:c="3"/>18,301,214</text:p>
          </table:table-cell>
          <table:table-cell table:style-name="ce26" office:value-type="float" office:value="78.46" calcext:value-type="float">
            <text:p><text:s text:c="3"/>78.46</text:p>
          </table:table-cell>
          <table:table-cell table:style-name="ce16" office:value-type="float" office:value="2607435" calcext:value-type="float">
            <text:p><text:s text:c="3"/>2,607,435</text:p>
          </table:table-cell>
          <table:table-cell table:style-name="ce49" office:value-type="float" office:value="11.18" calcext:value-type="float">
            <text:p><text:s text:c="3"/>11.1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41239" calcext:value-type="float">
            <text:p><text:s text:c="3"/>3,941,239</text:p>
          </table:table-cell>
          <table:table-cell table:style-name="ce16" office:value-type="float" office:value="163100" calcext:value-type="float">
            <text:p><text:s text:c="3"/>163,100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7" office:value-type="float" office:value="231828" calcext:value-type="float">
            <text:p><text:s text:c="3"/>231,828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417436" calcext:value-type="float">
            <text:p><text:s text:c="3"/>417,436</text:p>
          </table:table-cell>
          <table:table-cell table:style-name="ce26" office:value-type="float" office:value="10.59" calcext:value-type="float">
            <text:p><text:s text:c="3"/>10.59</text:p>
          </table:table-cell>
          <table:table-cell table:style-name="ce17" office:value-type="float" office:value="465987" calcext:value-type="float">
            <text:p><text:s text:c="3"/>465,987</text:p>
          </table:table-cell>
          <table:table-cell table:style-name="ce26" office:value-type="float" office:value="11.82" calcext:value-type="float">
            <text:p><text:s text:c="3"/>11.82</text:p>
          </table:table-cell>
          <table:table-cell table:style-name="ce35" office:value-type="float" office:value="294489" calcext:value-type="float">
            <text:p><text:s text:c="3"/>294,489</text:p>
          </table:table-cell>
          <table:table-cell table:style-name="ce26" office:value-type="float" office:value="7.47" calcext:value-type="float">
            <text:p><text:s text:c="3"/>7.47</text:p>
          </table:table-cell>
          <table:table-cell table:style-name="ce40" office:value-type="float" office:value="3120263" calcext:value-type="float">
            <text:p><text:s text:c="3"/>3,120,263</text:p>
          </table:table-cell>
          <table:table-cell table:style-name="ce26" office:value-type="float" office:value="79.17" calcext:value-type="float">
            <text:p><text:s text:c="3"/>79.17</text:p>
          </table:table-cell>
          <table:table-cell table:style-name="ce35" office:value-type="float" office:value="354990" calcext:value-type="float">
            <text:p><text:s text:c="3"/>354,990</text:p>
          </table:table-cell>
          <table:table-cell table:style-name="ce50" office:value-type="float" office:value="9.01" calcext:value-type="float">
            <text:p><text:s text:c="3"/>9.01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75033" calcext:value-type="float">
            <text:p><text:s text:c="3"/>2,675,033</text:p>
          </table:table-cell>
          <table:table-cell table:style-name="ce16" office:value-type="float" office:value="130311" calcext:value-type="float">
            <text:p><text:s text:c="3"/>130,311</text:p>
          </table:table-cell>
          <table:table-cell table:style-name="ce26" office:value-type="float" office:value="4.87" calcext:value-type="float">
            <text:p><text:s text:c="3"/>4.87</text:p>
          </table:table-cell>
          <table:table-cell table:style-name="ce17" office:value-type="float" office:value="175898" calcext:value-type="float">
            <text:p><text:s text:c="3"/>175,898</text:p>
          </table:table-cell>
          <table:table-cell table:style-name="ce26" office:value-type="float" office:value="6.58" calcext:value-type="float">
            <text:p><text:s text:c="3"/>6.58</text:p>
          </table:table-cell>
          <table:table-cell table:style-name="ce17" office:value-type="float" office:value="293514" calcext:value-type="float">
            <text:p><text:s text:c="3"/>293,514</text:p>
          </table:table-cell>
          <table:table-cell table:style-name="ce26" office:value-type="float" office:value="10.97" calcext:value-type="float">
            <text:p><text:s text:c="3"/>10.97</text:p>
          </table:table-cell>
          <table:table-cell table:style-name="ce17" office:value-type="float" office:value="325492" calcext:value-type="float">
            <text:p><text:s text:c="3"/>325,492</text:p>
          </table:table-cell>
          <table:table-cell table:style-name="ce26" office:value-type="float" office:value="12.17" calcext:value-type="float">
            <text:p><text:s text:c="3"/>12.17</text:p>
          </table:table-cell>
          <table:table-cell table:style-name="ce35" office:value-type="float" office:value="187223" calcext:value-type="float">
            <text:p><text:s text:c="3"/>187,223</text:p>
          </table:table-cell>
          <table:table-cell table:style-name="ce26" office:value-type="float" office:value="7" calcext:value-type="float">
            <text:p><text:s text:c="3"/>7.00</text:p>
          </table:table-cell>
          <table:table-cell table:style-name="ce40" office:value-type="float" office:value="2131986" calcext:value-type="float">
            <text:p><text:s text:c="3"/>2,131,986</text:p>
          </table:table-cell>
          <table:table-cell table:style-name="ce26" office:value-type="float" office:value="79.7" calcext:value-type="float">
            <text:p><text:s text:c="3"/>79.70</text:p>
          </table:table-cell>
          <table:table-cell table:style-name="ce35" office:value-type="float" office:value="349753" calcext:value-type="float">
            <text:p><text:s text:c="3"/>349,753</text:p>
          </table:table-cell>
          <table:table-cell table:style-name="ce50" office:value-type="float" office:value="13.07" calcext:value-type="float">
            <text:p><text:s text:c="3"/>13.0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87052" calcext:value-type="float">
            <text:p><text:s text:c="3"/>2,687,052</text:p>
          </table:table-cell>
          <table:table-cell table:style-name="ce16" office:value-type="float" office:value="121877" calcext:value-type="float">
            <text:p><text:s text:c="3"/>121,877</text:p>
          </table:table-cell>
          <table:table-cell table:style-name="ce26" office:value-type="float" office:value="4.54" calcext:value-type="float">
            <text:p><text:s text:c="3"/>4.54</text:p>
          </table:table-cell>
          <table:table-cell table:style-name="ce17" office:value-type="float" office:value="174998" calcext:value-type="float">
            <text:p><text:s text:c="3"/>174,998</text:p>
          </table:table-cell>
          <table:table-cell table:style-name="ce26" office:value-type="float" office:value="6.51" calcext:value-type="float">
            <text:p><text:s text:c="3"/>6.51</text:p>
          </table:table-cell>
          <table:table-cell table:style-name="ce17" office:value-type="float" office:value="321394" calcext:value-type="float">
            <text:p><text:s text:c="3"/>321,394</text:p>
          </table:table-cell>
          <table:table-cell table:style-name="ce26" office:value-type="float" office:value="11.96" calcext:value-type="float">
            <text:p><text:s text:c="3"/>11.96</text:p>
          </table:table-cell>
          <table:table-cell table:style-name="ce17" office:value-type="float" office:value="360476" calcext:value-type="float">
            <text:p><text:s text:c="3"/>360,476</text:p>
          </table:table-cell>
          <table:table-cell table:style-name="ce26" office:value-type="float" office:value="13.42" calcext:value-type="float">
            <text:p><text:s text:c="3"/>13.42</text:p>
          </table:table-cell>
          <table:table-cell table:style-name="ce35" office:value-type="float" office:value="233470" calcext:value-type="float">
            <text:p><text:s text:c="3"/>233,470</text:p>
          </table:table-cell>
          <table:table-cell table:style-name="ce26" office:value-type="float" office:value="8.69" calcext:value-type="float">
            <text:p><text:s text:c="3"/>8.69</text:p>
          </table:table-cell>
          <table:table-cell table:style-name="ce40" office:value-type="float" office:value="2051745" calcext:value-type="float">
            <text:p><text:s text:c="3"/>2,051,745</text:p>
          </table:table-cell>
          <table:table-cell table:style-name="ce26" office:value-type="float" office:value="76.36" calcext:value-type="float">
            <text:p><text:s text:c="3"/>76.36</text:p>
          </table:table-cell>
          <table:table-cell table:style-name="ce35" office:value-type="float" office:value="244006" calcext:value-type="float">
            <text:p><text:s text:c="3"/>244,006</text:p>
          </table:table-cell>
          <table:table-cell table:style-name="ce50" office:value-type="float" office:value="9.08" calcext:value-type="float">
            <text:p><text:s text:c="3"/>9.0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1905" calcext:value-type="float">
            <text:p><text:s text:c="3"/>1,881,905</text:p>
          </table:table-cell>
          <table:table-cell table:style-name="ce16" office:value-type="float" office:value="74596" calcext:value-type="float">
            <text:p><text:s text:c="3"/>74,596</text:p>
          </table:table-cell>
          <table:table-cell table:style-name="ce26" office:value-type="float" office:value="3.96" calcext:value-type="float">
            <text:p><text:s text:c="3"/>3.96</text:p>
          </table:table-cell>
          <table:table-cell table:style-name="ce17" office:value-type="float" office:value="105864" calcext:value-type="float">
            <text:p><text:s text:c="3"/>105,864</text:p>
          </table:table-cell>
          <table:table-cell table:style-name="ce26" office:value-type="float" office:value="5.63" calcext:value-type="float">
            <text:p><text:s text:c="3"/>5.63</text:p>
          </table:table-cell>
          <table:table-cell table:style-name="ce17" office:value-type="float" office:value="192018" calcext:value-type="float">
            <text:p><text:s text:c="3"/>192,018</text:p>
          </table:table-cell>
          <table:table-cell table:style-name="ce26" office:value-type="float" office:value="10.2" calcext:value-type="float">
            <text:p><text:s text:c="3"/>10.20</text:p>
          </table:table-cell>
          <table:table-cell table:style-name="ce17" office:value-type="float" office:value="215566" calcext:value-type="float">
            <text:p><text:s text:c="3"/>215,566</text:p>
          </table:table-cell>
          <table:table-cell table:style-name="ce26" office:value-type="float" office:value="11.45" calcext:value-type="float">
            <text:p><text:s text:c="3"/>11.45</text:p>
          </table:table-cell>
          <table:table-cell table:style-name="ce35" office:value-type="float" office:value="140818" calcext:value-type="float">
            <text:p><text:s text:c="3"/>140,818</text:p>
          </table:table-cell>
          <table:table-cell table:style-name="ce26" office:value-type="float" office:value="7.48" calcext:value-type="float">
            <text:p><text:s text:c="3"/>7.48</text:p>
          </table:table-cell>
          <table:table-cell table:style-name="ce40" office:value-type="float" office:value="1498115" calcext:value-type="float">
            <text:p><text:s text:c="3"/>1,498,115</text:p>
          </table:table-cell>
          <table:table-cell table:style-name="ce26" office:value-type="float" office:value="79.61" calcext:value-type="float">
            <text:p><text:s text:c="3"/>79.61</text:p>
          </table:table-cell>
          <table:table-cell table:style-name="ce35" office:value-type="float" office:value="223473" calcext:value-type="float">
            <text:p><text:s text:c="3"/>223,473</text:p>
          </table:table-cell>
          <table:table-cell table:style-name="ce50" office:value-type="float" office:value="11.87" calcext:value-type="float">
            <text:p><text:s text:c="3"/>11.8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798" calcext:value-type="float">
            <text:p><text:s text:c="3"/>2,778,798</text:p>
          </table:table-cell>
          <table:table-cell table:style-name="ce16" office:value-type="float" office:value="107508" calcext:value-type="float">
            <text:p><text:s text:c="3"/>107,508</text:p>
          </table:table-cell>
          <table:table-cell table:style-name="ce26" office:value-type="float" office:value="3.87" calcext:value-type="float">
            <text:p><text:s text:c="3"/>3.87</text:p>
          </table:table-cell>
          <table:table-cell table:style-name="ce17" office:value-type="float" office:value="153727" calcext:value-type="float">
            <text:p><text:s text:c="3"/>153,727</text:p>
          </table:table-cell>
          <table:table-cell table:style-name="ce26" office:value-type="float" office:value="5.53" calcext:value-type="float">
            <text:p><text:s text:c="3"/>5.53</text:p>
          </table:table-cell>
          <table:table-cell table:style-name="ce17" office:value-type="float" office:value="282520" calcext:value-type="float">
            <text:p><text:s text:c="3"/>282,520</text:p>
          </table:table-cell>
          <table:table-cell table:style-name="ce26" office:value-type="float" office:value="10.17" calcext:value-type="float">
            <text:p><text:s text:c="3"/>10.17</text:p>
          </table:table-cell>
          <table:table-cell table:style-name="ce17" office:value-type="float" office:value="318056" calcext:value-type="float">
            <text:p><text:s text:c="3"/>318,056</text:p>
          </table:table-cell>
          <table:table-cell table:style-name="ce26" office:value-type="float" office:value="11.45" calcext:value-type="float">
            <text:p><text:s text:c="3"/>11.45</text:p>
          </table:table-cell>
          <table:table-cell table:style-name="ce35" office:value-type="float" office:value="209931" calcext:value-type="float">
            <text:p><text:s text:c="3"/>209,931</text:p>
          </table:table-cell>
          <table:table-cell table:style-name="ce26" office:value-type="float" office:value="7.55" calcext:value-type="float">
            <text:p><text:s text:c="3"/>7.55</text:p>
          </table:table-cell>
          <table:table-cell table:style-name="ce40" office:value-type="float" office:value="2211077" calcext:value-type="float">
            <text:p><text:s text:c="3"/>2,211,077</text:p>
          </table:table-cell>
          <table:table-cell table:style-name="ce26" office:value-type="float" office:value="79.57" calcext:value-type="float">
            <text:p><text:s text:c="3"/>79.57</text:p>
          </table:table-cell>
          <table:table-cell table:style-name="ce35" office:value-type="float" office:value="303213" calcext:value-type="float">
            <text:p><text:s text:c="3"/>303,213</text:p>
          </table:table-cell>
          <table:table-cell table:style-name="ce50" office:value-type="float" office:value="10.91" calcext:value-type="float">
            <text:p><text:s text:c="3"/>10.91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34893" calcext:value-type="float">
            <text:p><text:s text:c="3"/>9,234,893</text:p>
          </table:table-cell>
          <table:table-cell table:style-name="ce17" office:value-type="float" office:value="384146" calcext:value-type="float">
            <text:p><text:s text:c="3"/>384,146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551656" calcext:value-type="float">
            <text:p><text:s text:c="3"/>551,656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1034743" calcext:value-type="float">
            <text:p><text:s text:c="3"/>1,034,743</text:p>
          </table:table-cell>
          <table:table-cell table:style-name="ce26" office:value-type="float" office:value="11.2" calcext:value-type="float">
            <text:p><text:s text:c="3"/>11.20</text:p>
          </table:table-cell>
          <table:table-cell table:style-name="ce17" office:value-type="float" office:value="1160823" calcext:value-type="float">
            <text:p><text:s text:c="3"/>1,160,823</text:p>
          </table:table-cell>
          <table:table-cell table:style-name="ce26" office:value-type="float" office:value="12.57" calcext:value-type="float">
            <text:p><text:s text:c="3"/>12.57</text:p>
          </table:table-cell>
          <table:table-cell table:style-name="ce35" office:value-type="float" office:value="749237" calcext:value-type="float">
            <text:p><text:s text:c="3"/>749,237</text:p>
          </table:table-cell>
          <table:table-cell table:style-name="ce26" office:value-type="float" office:value="8.11" calcext:value-type="float">
            <text:p><text:s text:c="3"/>8.11</text:p>
          </table:table-cell>
          <table:table-cell table:style-name="ce40" office:value-type="float" office:value="7185934" calcext:value-type="float">
            <text:p><text:s text:c="3"/>7,185,934</text:p>
          </table:table-cell>
          <table:table-cell table:style-name="ce26" office:value-type="float" office:value="77.81" calcext:value-type="float">
            <text:p><text:s text:c="3"/>77.81</text:p>
          </table:table-cell>
          <table:table-cell table:style-name="ce35" office:value-type="float" office:value="1117968" calcext:value-type="float">
            <text:p><text:s text:c="3"/>1,117,968</text:p>
          </table:table-cell>
          <table:table-cell table:style-name="ce50" office:value-type="float" office:value="12.11" calcext:value-type="float">
            <text:p><text:s text:c="3"/>12.1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8599" calcext:value-type="float">
            <text:p><text:s text:c="3"/>458,599</text:p>
          </table:table-cell>
          <table:table-cell table:style-name="ce18" office:value-type="float" office:value="17404" calcext:value-type="float">
            <text:p><text:s text:c="3"/>17,404</text:p>
          </table:table-cell>
          <table:table-cell table:style-name="ce27" office:value-type="float" office:value="3.8" calcext:value-type="float">
            <text:p><text:s text:c="3"/>3.80</text:p>
          </table:table-cell>
          <table:table-cell table:style-name="ce18" office:value-type="float" office:value="24790" calcext:value-type="float">
            <text:p><text:s text:c="3"/>24,790</text:p>
          </table:table-cell>
          <table:table-cell table:style-name="ce27" office:value-type="float" office:value="5.41" calcext:value-type="float">
            <text:p><text:s text:c="3"/>5.41</text:p>
          </table:table-cell>
          <table:table-cell table:style-name="ce18" office:value-type="float" office:value="47002" calcext:value-type="float">
            <text:p><text:s text:c="3"/>47,002</text:p>
          </table:table-cell>
          <table:table-cell table:style-name="ce27" office:value-type="float" office:value="10.25" calcext:value-type="float">
            <text:p><text:s text:c="3"/>10.25</text:p>
          </table:table-cell>
          <table:table-cell table:style-name="ce18" office:value-type="float" office:value="52905" calcext:value-type="float">
            <text:p><text:s text:c="3"/>52,905</text:p>
          </table:table-cell>
          <table:table-cell table:style-name="ce27" office:value-type="float" office:value="11.54" calcext:value-type="float">
            <text:p><text:s text:c="3"/>11.54</text:p>
          </table:table-cell>
          <table:table-cell table:style-name="ce36" office:value-type="float" office:value="36932" calcext:value-type="float">
            <text:p><text:s text:c="3"/>36,932</text:p>
          </table:table-cell>
          <table:table-cell table:style-name="ce27" office:value-type="float" office:value="8.05" calcext:value-type="float">
            <text:p><text:s text:c="3"/>8.05</text:p>
          </table:table-cell>
          <table:table-cell table:style-name="ce41" office:value-type="float" office:value="360990" calcext:value-type="float">
            <text:p><text:s text:c="3"/>360,990</text:p>
          </table:table-cell>
          <table:table-cell table:style-name="ce27" office:value-type="float" office:value="78.72" calcext:value-type="float">
            <text:p><text:s text:c="3"/>78.72</text:p>
          </table:table-cell>
          <table:table-cell table:style-name="ce36" office:value-type="float" office:value="61217" calcext:value-type="float">
            <text:p><text:s text:c="3"/>61,217</text:p>
          </table:table-cell>
          <table:table-cell table:style-name="ce51" office:value-type="float" office:value="13.35" calcext:value-type="float">
            <text:p><text:s text:c="3"/>13.3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8" office:value-type="float" office:value="2031837" calcext:value-type="float">
            <text:p><text:s text:c="3"/>2,031,837</text:p>
          </table:table-cell>
          <table:table-cell table:style-name="ce18" office:value-type="float" office:value="92933" calcext:value-type="float">
            <text:p><text:s text:c="3"/>92,933</text:p>
          </table:table-cell>
          <table:table-cell table:style-name="ce27" office:value-type="float" office:value="4.57" calcext:value-type="float">
            <text:p><text:s text:c="3"/>4.57</text:p>
          </table:table-cell>
          <table:table-cell table:style-name="ce18" office:value-type="float" office:value="135440" calcext:value-type="float">
            <text:p><text:s text:c="3"/>135,440</text:p>
          </table:table-cell>
          <table:table-cell table:style-name="ce27" office:value-type="float" office:value="6.67" calcext:value-type="float">
            <text:p><text:s text:c="3"/>6.67</text:p>
          </table:table-cell>
          <table:table-cell table:style-name="ce18" office:value-type="float" office:value="254643" calcext:value-type="float">
            <text:p><text:s text:c="3"/>254,643</text:p>
          </table:table-cell>
          <table:table-cell table:style-name="ce27" office:value-type="float" office:value="12.53" calcext:value-type="float">
            <text:p><text:s text:c="3"/>12.53</text:p>
          </table:table-cell>
          <table:table-cell table:style-name="ce18" office:value-type="float" office:value="285767" calcext:value-type="float">
            <text:p><text:s text:c="3"/>285,767</text:p>
          </table:table-cell>
          <table:table-cell table:style-name="ce27" office:value-type="float" office:value="14.06" calcext:value-type="float">
            <text:p><text:s text:c="3"/>14.06</text:p>
          </table:table-cell>
          <table:table-cell table:style-name="ce36" office:value-type="float" office:value="180435" calcext:value-type="float">
            <text:p><text:s text:c="3"/>180,435</text:p>
          </table:table-cell>
          <table:table-cell table:style-name="ce27" office:value-type="float" office:value="8.88" calcext:value-type="float">
            <text:p><text:s text:c="3"/>8.88</text:p>
          </table:table-cell>
          <table:table-cell table:style-name="ce41" office:value-type="float" office:value="1535354" calcext:value-type="float">
            <text:p><text:s text:c="3"/>1,535,354</text:p>
          </table:table-cell>
          <table:table-cell table:style-name="ce27" office:value-type="float" office:value="75.56" calcext:value-type="float">
            <text:p><text:s text:c="3"/>75.56</text:p>
          </table:table-cell>
          <table:table-cell table:style-name="ce36" office:value-type="float" office:value="174879" calcext:value-type="float">
            <text:p><text:s text:c="3"/>174,879</text:p>
          </table:table-cell>
          <table:table-cell table:style-name="ce51" office:value-type="float" office:value="8.61" calcext:value-type="float">
            <text:p><text:s text:c="3"/>8.6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8" office:value-type="float" office:value="524559" calcext:value-type="float">
            <text:p><text:s text:c="3"/>524,559</text:p>
          </table:table-cell>
          <table:table-cell table:style-name="ce18" office:value-type="float" office:value="29014" calcext:value-type="float">
            <text:p><text:s text:c="3"/>29,014</text:p>
          </table:table-cell>
          <table:table-cell table:style-name="ce27" office:value-type="float" office:value="5.53" calcext:value-type="float">
            <text:p><text:s text:c="3"/>5.53</text:p>
          </table:table-cell>
          <table:table-cell table:style-name="ce18" office:value-type="float" office:value="41378" calcext:value-type="float">
            <text:p><text:s text:c="3"/>41,378</text:p>
          </table:table-cell>
          <table:table-cell table:style-name="ce27" office:value-type="float" office:value="7.89" calcext:value-type="float">
            <text:p><text:s text:c="3"/>7.89</text:p>
          </table:table-cell>
          <table:table-cell table:style-name="ce18" office:value-type="float" office:value="72856" calcext:value-type="float">
            <text:p><text:s text:c="3"/>72,856</text:p>
          </table:table-cell>
          <table:table-cell table:style-name="ce27" office:value-type="float" office:value="13.89" calcext:value-type="float">
            <text:p><text:s text:c="3"/>13.89</text:p>
          </table:table-cell>
          <table:table-cell table:style-name="ce18" office:value-type="float" office:value="80422" calcext:value-type="float">
            <text:p><text:s text:c="3"/>80,422</text:p>
          </table:table-cell>
          <table:table-cell table:style-name="ce27" office:value-type="float" office:value="15.33" calcext:value-type="float">
            <text:p><text:s text:c="3"/>15.33</text:p>
          </table:table-cell>
          <table:table-cell table:style-name="ce36" office:value-type="float" office:value="43934" calcext:value-type="float">
            <text:p><text:s text:c="3"/>43,934</text:p>
          </table:table-cell>
          <table:table-cell table:style-name="ce27" office:value-type="float" office:value="8.38" calcext:value-type="float">
            <text:p><text:s text:c="3"/>8.38</text:p>
          </table:table-cell>
          <table:table-cell table:style-name="ce41" office:value-type="float" office:value="392421" calcext:value-type="float">
            <text:p><text:s text:c="3"/>392,421</text:p>
          </table:table-cell>
          <table:table-cell table:style-name="ce27" office:value-type="float" office:value="74.81" calcext:value-type="float">
            <text:p><text:s text:c="3"/>74.81</text:p>
          </table:table-cell>
          <table:table-cell table:style-name="ce36" office:value-type="float" office:value="58003" calcext:value-type="float">
            <text:p><text:s text:c="3"/>58,003</text:p>
          </table:table-cell>
          <table:table-cell table:style-name="ce51" office:value-type="float" office:value="11.06" calcext:value-type="float">
            <text:p><text:s text:c="3"/>11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8" office:value-type="float" office:value="564223" calcext:value-type="float">
            <text:p><text:s text:c="3"/>564,223</text:p>
          </table:table-cell>
          <table:table-cell table:style-name="ce18" office:value-type="float" office:value="24917" calcext:value-type="float">
            <text:p><text:s text:c="3"/>24,917</text:p>
          </table:table-cell>
          <table:table-cell table:style-name="ce27" office:value-type="float" office:value="4.42" calcext:value-type="float">
            <text:p><text:s text:c="3"/>4.42</text:p>
          </table:table-cell>
          <table:table-cell table:style-name="ce18" office:value-type="float" office:value="35035" calcext:value-type="float">
            <text:p><text:s text:c="3"/>35,035</text:p>
          </table:table-cell>
          <table:table-cell table:style-name="ce27" office:value-type="float" office:value="6.21" calcext:value-type="float">
            <text:p><text:s text:c="3"/>6.21</text:p>
          </table:table-cell>
          <table:table-cell table:style-name="ce18" office:value-type="float" office:value="63866" calcext:value-type="float">
            <text:p><text:s text:c="3"/>63,866</text:p>
          </table:table-cell>
          <table:table-cell table:style-name="ce27" office:value-type="float" office:value="11.32" calcext:value-type="float">
            <text:p><text:s text:c="3"/>11.32</text:p>
          </table:table-cell>
          <table:table-cell table:style-name="ce18" office:value-type="float" office:value="70948" calcext:value-type="float">
            <text:p><text:s text:c="3"/>70,948</text:p>
          </table:table-cell>
          <table:table-cell table:style-name="ce27" office:value-type="float" office:value="12.57" calcext:value-type="float">
            <text:p><text:s text:c="3"/>12.57</text:p>
          </table:table-cell>
          <table:table-cell table:style-name="ce36" office:value-type="float" office:value="43131" calcext:value-type="float">
            <text:p><text:s text:c="3"/>43,131</text:p>
          </table:table-cell>
          <table:table-cell table:style-name="ce27" office:value-type="float" office:value="7.64" calcext:value-type="float">
            <text:p><text:s text:c="3"/>7.64</text:p>
          </table:table-cell>
          <table:table-cell table:style-name="ce41" office:value-type="float" office:value="441026" calcext:value-type="float">
            <text:p><text:s text:c="3"/>441,026</text:p>
          </table:table-cell>
          <table:table-cell table:style-name="ce27" office:value-type="float" office:value="78.17" calcext:value-type="float">
            <text:p><text:s text:c="3"/>78.17</text:p>
          </table:table-cell>
          <table:table-cell table:style-name="ce36" office:value-type="float" office:value="76406" calcext:value-type="float">
            <text:p><text:s text:c="3"/>76,406</text:p>
          </table:table-cell>
          <table:table-cell table:style-name="ce51" office:value-type="float" office:value="13.54" calcext:value-type="float">
            <text:p><text:s text:c="3"/>13.54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8" office:value-type="float" office:value="1299724" calcext:value-type="float">
            <text:p><text:s text:c="3"/>1,299,724</text:p>
          </table:table-cell>
          <table:table-cell table:style-name="ce18" office:value-type="float" office:value="56332" calcext:value-type="float">
            <text:p><text:s text:c="3"/>56,332</text:p>
          </table:table-cell>
          <table:table-cell table:style-name="ce27" office:value-type="float" office:value="4.33" calcext:value-type="float">
            <text:p><text:s text:c="3"/>4.33</text:p>
          </table:table-cell>
          <table:table-cell table:style-name="ce18" office:value-type="float" office:value="79377" calcext:value-type="float">
            <text:p><text:s text:c="3"/>79,377</text:p>
          </table:table-cell>
          <table:table-cell table:style-name="ce27" office:value-type="float" office:value="6.11" calcext:value-type="float">
            <text:p><text:s text:c="3"/>6.11</text:p>
          </table:table-cell>
          <table:table-cell table:style-name="ce18" office:value-type="float" office:value="147519" calcext:value-type="float">
            <text:p><text:s text:c="3"/>147,519</text:p>
          </table:table-cell>
          <table:table-cell table:style-name="ce27" office:value-type="float" office:value="11.35" calcext:value-type="float">
            <text:p><text:s text:c="3"/>11.35</text:p>
          </table:table-cell>
          <table:table-cell table:style-name="ce18" office:value-type="float" office:value="165092" calcext:value-type="float">
            <text:p><text:s text:c="3"/>165,092</text:p>
          </table:table-cell>
          <table:table-cell table:style-name="ce27" office:value-type="float" office:value="12.7" calcext:value-type="float">
            <text:p><text:s text:c="3"/>12.70</text:p>
          </table:table-cell>
          <table:table-cell table:style-name="ce36" office:value-type="float" office:value="104702" calcext:value-type="float">
            <text:p><text:s text:c="3"/>104,702</text:p>
          </table:table-cell>
          <table:table-cell table:style-name="ce27" office:value-type="float" office:value="8.06" calcext:value-type="float">
            <text:p><text:s text:c="3"/>8.06</text:p>
          </table:table-cell>
          <table:table-cell table:style-name="ce41" office:value-type="float" office:value="1010606" calcext:value-type="float">
            <text:p><text:s text:c="3"/>1,010,606</text:p>
          </table:table-cell>
          <table:table-cell table:style-name="ce27" office:value-type="float" office:value="77.76" calcext:value-type="float">
            <text:p><text:s text:c="3"/>77.76</text:p>
          </table:table-cell>
          <table:table-cell table:style-name="ce36" office:value-type="float" office:value="162411" calcext:value-type="float">
            <text:p><text:s text:c="3"/>162,411</text:p>
          </table:table-cell>
          <table:table-cell table:style-name="ce51" office:value-type="float" office:value="12.5" calcext:value-type="float">
            <text:p><text:s text:c="3"/>12.5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8" office:value-type="float" office:value="520043" calcext:value-type="float">
            <text:p><text:s text:c="3"/>520,043</text:p>
          </table:table-cell>
          <table:table-cell table:style-name="ce18" office:value-type="float" office:value="18212" calcext:value-type="float">
            <text:p><text:s text:c="3"/>18,212</text:p>
          </table:table-cell>
          <table:table-cell table:style-name="ce27" office:value-type="float" office:value="3.5" calcext:value-type="float">
            <text:p><text:s text:c="3"/>3.50</text:p>
          </table:table-cell>
          <table:table-cell table:style-name="ce18" office:value-type="float" office:value="26468" calcext:value-type="float">
            <text:p><text:s text:c="3"/>26,468</text:p>
          </table:table-cell>
          <table:table-cell table:style-name="ce27" office:value-type="float" office:value="5.09" calcext:value-type="float">
            <text:p><text:s text:c="3"/>5.09</text:p>
          </table:table-cell>
          <table:table-cell table:style-name="ce18" office:value-type="float" office:value="51426" calcext:value-type="float">
            <text:p><text:s text:c="3"/>51,426</text:p>
          </table:table-cell>
          <table:table-cell table:style-name="ce27" office:value-type="float" office:value="9.89" calcext:value-type="float">
            <text:p><text:s text:c="3"/>9.89</text:p>
          </table:table-cell>
          <table:table-cell table:style-name="ce18" office:value-type="float" office:value="57949" calcext:value-type="float">
            <text:p><text:s text:c="3"/>57,949</text:p>
          </table:table-cell>
          <table:table-cell table:style-name="ce27" office:value-type="float" office:value="11.14" calcext:value-type="float">
            <text:p><text:s text:c="3"/>11.14</text:p>
          </table:table-cell>
          <table:table-cell table:style-name="ce36" office:value-type="float" office:value="40385" calcext:value-type="float">
            <text:p><text:s text:c="3"/>40,385</text:p>
          </table:table-cell>
          <table:table-cell table:style-name="ce27" office:value-type="float" office:value="7.77" calcext:value-type="float">
            <text:p><text:s text:c="3"/>7.77</text:p>
          </table:table-cell>
          <table:table-cell table:style-name="ce41" office:value-type="float" office:value="413099" calcext:value-type="float">
            <text:p><text:s text:c="3"/>413,099</text:p>
          </table:table-cell>
          <table:table-cell table:style-name="ce27" office:value-type="float" office:value="79.44" calcext:value-type="float">
            <text:p><text:s text:c="3"/>79.44</text:p>
          </table:table-cell>
          <table:table-cell table:style-name="ce36" office:value-type="float" office:value="72617" calcext:value-type="float">
            <text:p><text:s text:c="3"/>72,617</text:p>
          </table:table-cell>
          <table:table-cell table:style-name="ce51" office:value-type="float" office:value="13.96" calcext:value-type="float">
            <text:p><text:s text:c="3"/>13.9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8" office:value-type="float" office:value="710829" calcext:value-type="float">
            <text:p><text:s text:c="3"/>710,829</text:p>
          </table:table-cell>
          <table:table-cell table:style-name="ce18" office:value-type="float" office:value="26942" calcext:value-type="float">
            <text:p><text:s text:c="3"/>26,942</text:p>
          </table:table-cell>
          <table:table-cell table:style-name="ce27" office:value-type="float" office:value="3.79" calcext:value-type="float">
            <text:p><text:s text:c="3"/>3.79</text:p>
          </table:table-cell>
          <table:table-cell table:style-name="ce18" office:value-type="float" office:value="38596" calcext:value-type="float">
            <text:p><text:s text:c="3"/>38,596</text:p>
          </table:table-cell>
          <table:table-cell table:style-name="ce27" office:value-type="float" office:value="5.43" calcext:value-type="float">
            <text:p><text:s text:c="3"/>5.43</text:p>
          </table:table-cell>
          <table:table-cell table:style-name="ce18" office:value-type="float" office:value="73759" calcext:value-type="float">
            <text:p><text:s text:c="3"/>73,759</text:p>
          </table:table-cell>
          <table:table-cell table:style-name="ce27" office:value-type="float" office:value="10.38" calcext:value-type="float">
            <text:p><text:s text:c="3"/>10.38</text:p>
          </table:table-cell>
          <table:table-cell table:style-name="ce18" office:value-type="float" office:value="83100" calcext:value-type="float">
            <text:p><text:s text:c="3"/>83,100</text:p>
          </table:table-cell>
          <table:table-cell table:style-name="ce27" office:value-type="float" office:value="11.69" calcext:value-type="float">
            <text:p><text:s text:c="3"/>11.69</text:p>
          </table:table-cell>
          <table:table-cell table:style-name="ce36" office:value-type="float" office:value="54341" calcext:value-type="float">
            <text:p><text:s text:c="3"/>54,341</text:p>
          </table:table-cell>
          <table:table-cell table:style-name="ce27" office:value-type="float" office:value="7.64" calcext:value-type="float">
            <text:p><text:s text:c="3"/>7.64</text:p>
          </table:table-cell>
          <table:table-cell table:style-name="ce41" office:value-type="float" office:value="564267" calcext:value-type="float">
            <text:p><text:s text:c="3"/>564,267</text:p>
          </table:table-cell>
          <table:table-cell table:style-name="ce27" office:value-type="float" office:value="79.38" calcext:value-type="float">
            <text:p><text:s text:c="3"/>79.38</text:p>
          </table:table-cell>
          <table:table-cell table:style-name="ce36" office:value-type="float" office:value="110225" calcext:value-type="float">
            <text:p><text:s text:c="3"/>110,225</text:p>
          </table:table-cell>
          <table:table-cell table:style-name="ce51" office:value-type="float" office:value="15.51" calcext:value-type="float">
            <text:p><text:s text:c="3"/>15.5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8" office:value-type="float" office:value="533404" calcext:value-type="float">
            <text:p><text:s text:c="3"/>533,404</text:p>
          </table:table-cell>
          <table:table-cell table:style-name="ce18" office:value-type="float" office:value="17685" calcext:value-type="float">
            <text:p><text:s text:c="3"/>17,685</text:p>
          </table:table-cell>
          <table:table-cell table:style-name="ce27" office:value-type="float" office:value="3.32" calcext:value-type="float">
            <text:p><text:s text:c="3"/>3.32</text:p>
          </table:table-cell>
          <table:table-cell table:style-name="ce18" office:value-type="float" office:value="25265" calcext:value-type="float">
            <text:p><text:s text:c="3"/>25,265</text:p>
          </table:table-cell>
          <table:table-cell table:style-name="ce27" office:value-type="float" office:value="4.74" calcext:value-type="float">
            <text:p><text:s text:c="3"/>4.74</text:p>
          </table:table-cell>
          <table:table-cell table:style-name="ce18" office:value-type="float" office:value="49123" calcext:value-type="float">
            <text:p><text:s text:c="3"/>49,123</text:p>
          </table:table-cell>
          <table:table-cell table:style-name="ce27" office:value-type="float" office:value="9.21" calcext:value-type="float">
            <text:p><text:s text:c="3"/>9.21</text:p>
          </table:table-cell>
          <table:table-cell table:style-name="ce18" office:value-type="float" office:value="55471" calcext:value-type="float">
            <text:p><text:s text:c="3"/>55,471</text:p>
          </table:table-cell>
          <table:table-cell table:style-name="ce27" office:value-type="float" office:value="10.4" calcext:value-type="float">
            <text:p><text:s text:c="3"/>10.40</text:p>
          </table:table-cell>
          <table:table-cell table:style-name="ce36" office:value-type="float" office:value="38413" calcext:value-type="float">
            <text:p><text:s text:c="3"/>38,413</text:p>
          </table:table-cell>
          <table:table-cell table:style-name="ce27" office:value-type="float" office:value="7.2" calcext:value-type="float">
            <text:p><text:s text:c="3"/>7.20</text:p>
          </table:table-cell>
          <table:table-cell table:style-name="ce41" office:value-type="float" office:value="431663" calcext:value-type="float">
            <text:p><text:s text:c="3"/>431,663</text:p>
          </table:table-cell>
          <table:table-cell table:style-name="ce27" office:value-type="float" office:value="80.93" calcext:value-type="float">
            <text:p><text:s text:c="3"/>80.93</text:p>
          </table:table-cell>
          <table:table-cell table:style-name="ce36" office:value-type="float" office:value="85696" calcext:value-type="float">
            <text:p><text:s text:c="3"/>85,696</text:p>
          </table:table-cell>
          <table:table-cell table:style-name="ce51" office:value-type="float" office:value="16.07" calcext:value-type="float">
            <text:p><text:s text:c="3"/>16.07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8" office:value-type="float" office:value="857939" calcext:value-type="float">
            <text:p><text:s text:c="3"/>857,939</text:p>
          </table:table-cell>
          <table:table-cell table:style-name="ce18" office:value-type="float" office:value="28316" calcext:value-type="float">
            <text:p><text:s text:c="3"/>28,316</text:p>
          </table:table-cell>
          <table:table-cell table:style-name="ce27" office:value-type="float" office:value="3.3" calcext:value-type="float">
            <text:p><text:s text:c="3"/>3.30</text:p>
          </table:table-cell>
          <table:table-cell table:style-name="ce18" office:value-type="float" office:value="41220" calcext:value-type="float">
            <text:p><text:s text:c="3"/>41,220</text:p>
          </table:table-cell>
          <table:table-cell table:style-name="ce27" office:value-type="float" office:value="4.8" calcext:value-type="float">
            <text:p><text:s text:c="3"/>4.80</text:p>
          </table:table-cell>
          <table:table-cell table:style-name="ce18" office:value-type="float" office:value="81202" calcext:value-type="float">
            <text:p><text:s text:c="3"/>81,202</text:p>
          </table:table-cell>
          <table:table-cell table:style-name="ce27" office:value-type="float" office:value="9.46" calcext:value-type="float">
            <text:p><text:s text:c="3"/>9.46</text:p>
          </table:table-cell>
          <table:table-cell table:style-name="ce18" office:value-type="float" office:value="91935" calcext:value-type="float">
            <text:p><text:s text:c="3"/>91,935</text:p>
          </table:table-cell>
          <table:table-cell table:style-name="ce27" office:value-type="float" office:value="10.72" calcext:value-type="float">
            <text:p><text:s text:c="3"/>10.72</text:p>
          </table:table-cell>
          <table:table-cell table:style-name="ce36" office:value-type="float" office:value="66704" calcext:value-type="float">
            <text:p><text:s text:c="3"/>66,704</text:p>
          </table:table-cell>
          <table:table-cell table:style-name="ce27" office:value-type="float" office:value="7.77" calcext:value-type="float">
            <text:p><text:s text:c="3"/>7.77</text:p>
          </table:table-cell>
          <table:table-cell table:style-name="ce41" office:value-type="float" office:value="685519" calcext:value-type="float">
            <text:p><text:s text:c="3"/>685,519</text:p>
          </table:table-cell>
          <table:table-cell table:style-name="ce27" office:value-type="float" office:value="79.9" calcext:value-type="float">
            <text:p><text:s text:c="3"/>79.90</text:p>
          </table:table-cell>
          <table:table-cell table:style-name="ce36" office:value-type="float" office:value="112659" calcext:value-type="float">
            <text:p><text:s text:c="3"/>112,659</text:p>
          </table:table-cell>
          <table:table-cell table:style-name="ce51" office:value-type="float" office:value="13.13" calcext:value-type="float">
            <text:p><text:s text:c="3"/>13.1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8" office:value-type="float" office:value="226093" calcext:value-type="float">
            <text:p><text:s text:c="3"/>226,093</text:p>
          </table:table-cell>
          <table:table-cell table:style-name="ce18" office:value-type="float" office:value="8748" calcext:value-type="float">
            <text:p><text:s text:c="3"/>8,748</text:p>
          </table:table-cell>
          <table:table-cell table:style-name="ce27" office:value-type="float" office:value="3.87" calcext:value-type="float">
            <text:p><text:s text:c="3"/>3.87</text:p>
          </table:table-cell>
          <table:table-cell table:style-name="ce18" office:value-type="float" office:value="12622" calcext:value-type="float">
            <text:p><text:s text:c="3"/>12,622</text:p>
          </table:table-cell>
          <table:table-cell table:style-name="ce27" office:value-type="float" office:value="5.58" calcext:value-type="float">
            <text:p><text:s text:c="3"/>5.58</text:p>
          </table:table-cell>
          <table:table-cell table:style-name="ce18" office:value-type="float" office:value="23726" calcext:value-type="float">
            <text:p><text:s text:c="3"/>23,726</text:p>
          </table:table-cell>
          <table:table-cell table:style-name="ce27" office:value-type="float" office:value="10.49" calcext:value-type="float">
            <text:p><text:s text:c="3"/>10.49</text:p>
          </table:table-cell>
          <table:table-cell table:style-name="ce18" office:value-type="float" office:value="26552" calcext:value-type="float">
            <text:p><text:s text:c="3"/>26,552</text:p>
          </table:table-cell>
          <table:table-cell table:style-name="ce27" office:value-type="float" office:value="11.74" calcext:value-type="float">
            <text:p><text:s text:c="3"/>11.74</text:p>
          </table:table-cell>
          <table:table-cell table:style-name="ce36" office:value-type="float" office:value="17503" calcext:value-type="float">
            <text:p><text:s text:c="3"/>17,503</text:p>
          </table:table-cell>
          <table:table-cell table:style-name="ce27" office:value-type="float" office:value="7.74" calcext:value-type="float">
            <text:p><text:s text:c="3"/>7.74</text:p>
          </table:table-cell>
          <table:table-cell table:style-name="ce41" office:value-type="float" office:value="178615" calcext:value-type="float">
            <text:p><text:s text:c="3"/>178,615</text:p>
          </table:table-cell>
          <table:table-cell table:style-name="ce27" office:value-type="float" office:value="79" calcext:value-type="float">
            <text:p><text:s text:c="3"/>79.00</text:p>
          </table:table-cell>
          <table:table-cell table:style-name="ce36" office:value-type="float" office:value="30539" calcext:value-type="float">
            <text:p><text:s text:c="3"/>30,539</text:p>
          </table:table-cell>
          <table:table-cell table:style-name="ce51" office:value-type="float" office:value="13.51" calcext:value-type="float">
            <text:p><text:s text:c="3"/>13.5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8" office:value-type="float" office:value="334989" calcext:value-type="float">
            <text:p><text:s text:c="3"/>334,989</text:p>
          </table:table-cell>
          <table:table-cell table:style-name="ce18" office:value-type="float" office:value="12801" calcext:value-type="float">
            <text:p><text:s text:c="3"/>12,801</text:p>
          </table:table-cell>
          <table:table-cell table:style-name="ce27" office:value-type="float" office:value="3.82" calcext:value-type="float">
            <text:p><text:s text:c="3"/>3.82</text:p>
          </table:table-cell>
          <table:table-cell table:style-name="ce18" office:value-type="float" office:value="18289" calcext:value-type="float">
            <text:p><text:s text:c="3"/>18,289</text:p>
          </table:table-cell>
          <table:table-cell table:style-name="ce27" office:value-type="float" office:value="5.46" calcext:value-type="float">
            <text:p><text:s text:c="3"/>5.46</text:p>
          </table:table-cell>
          <table:table-cell table:style-name="ce18" office:value-type="float" office:value="34206" calcext:value-type="float">
            <text:p><text:s text:c="3"/>34,206</text:p>
          </table:table-cell>
          <table:table-cell table:style-name="ce27" office:value-type="float" office:value="10.21" calcext:value-type="float">
            <text:p><text:s text:c="3"/>10.21</text:p>
          </table:table-cell>
          <table:table-cell table:style-name="ce18" office:value-type="float" office:value="38316" calcext:value-type="float">
            <text:p><text:s text:c="3"/>38,316</text:p>
          </table:table-cell>
          <table:table-cell table:style-name="ce27" office:value-type="float" office:value="11.44" calcext:value-type="float">
            <text:p><text:s text:c="3"/>11.44</text:p>
          </table:table-cell>
          <table:table-cell table:style-name="ce36" office:value-type="float" office:value="26189" calcext:value-type="float">
            <text:p><text:s text:c="3"/>26,189</text:p>
          </table:table-cell>
          <table:table-cell table:style-name="ce27" office:value-type="float" office:value="7.82" calcext:value-type="float">
            <text:p><text:s text:c="3"/>7.82</text:p>
          </table:table-cell>
          <table:table-cell table:style-name="ce41" office:value-type="float" office:value="264829" calcext:value-type="float">
            <text:p><text:s text:c="3"/>264,829</text:p>
          </table:table-cell>
          <table:table-cell table:style-name="ce27" office:value-type="float" office:value="79.06" calcext:value-type="float">
            <text:p><text:s text:c="3"/>79.06</text:p>
          </table:table-cell>
          <table:table-cell table:style-name="ce36" office:value-type="float" office:value="43435" calcext:value-type="float">
            <text:p><text:s text:c="3"/>43,435</text:p>
          </table:table-cell>
          <table:table-cell table:style-name="ce51" office:value-type="float" office:value="12.97" calcext:value-type="float">
            <text:p><text:s text:c="3"/>12.9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8" office:value-type="float" office:value="98927" calcext:value-type="float">
            <text:p><text:s text:c="3"/>98,927</text:p>
          </table:table-cell>
          <table:table-cell table:style-name="ce18" office:value-type="float" office:value="3844" calcext:value-type="float">
            <text:p><text:s text:c="3"/>3,844</text:p>
          </table:table-cell>
          <table:table-cell table:style-name="ce27" office:value-type="float" office:value="3.89" calcext:value-type="float">
            <text:p><text:s text:c="3"/>3.89</text:p>
          </table:table-cell>
          <table:table-cell table:style-name="ce18" office:value-type="float" office:value="5218" calcext:value-type="float">
            <text:p><text:s text:c="3"/>5,218</text:p>
          </table:table-cell>
          <table:table-cell table:style-name="ce27" office:value-type="float" office:value="5.27" calcext:value-type="float">
            <text:p><text:s text:c="3"/>5.27</text:p>
          </table:table-cell>
          <table:table-cell table:style-name="ce18" office:value-type="float" office:value="9364" calcext:value-type="float">
            <text:p><text:s text:c="3"/>9,364</text:p>
          </table:table-cell>
          <table:table-cell table:style-name="ce27" office:value-type="float" office:value="9.47" calcext:value-type="float">
            <text:p><text:s text:c="3"/>9.47</text:p>
          </table:table-cell>
          <table:table-cell table:style-name="ce18" office:value-type="float" office:value="10465" calcext:value-type="float">
            <text:p><text:s text:c="3"/>10,465</text:p>
          </table:table-cell>
          <table:table-cell table:style-name="ce27" office:value-type="float" office:value="10.58" calcext:value-type="float">
            <text:p><text:s text:c="3"/>10.58</text:p>
          </table:table-cell>
          <table:table-cell table:style-name="ce36" office:value-type="float" office:value="6601" calcext:value-type="float">
            <text:p><text:s text:c="3"/>6,601</text:p>
          </table:table-cell>
          <table:table-cell table:style-name="ce27" office:value-type="float" office:value="6.67" calcext:value-type="float">
            <text:p><text:s text:c="3"/>6.67</text:p>
          </table:table-cell>
          <table:table-cell table:style-name="ce41" office:value-type="float" office:value="79818" calcext:value-type="float">
            <text:p><text:s text:c="3"/>79,818</text:p>
          </table:table-cell>
          <table:table-cell table:style-name="ce27" office:value-type="float" office:value="80.68" calcext:value-type="float">
            <text:p><text:s text:c="3"/>80.68</text:p>
          </table:table-cell>
          <table:table-cell table:style-name="ce36" office:value-type="float" office:value="14119" calcext:value-type="float">
            <text:p><text:s text:c="3"/>14,119</text:p>
          </table:table-cell>
          <table:table-cell table:style-name="ce51" office:value-type="float" office:value="14.27" calcext:value-type="float">
            <text:p><text:s text:c="3"/>14.27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8" office:value-type="float" office:value="377021" calcext:value-type="float">
            <text:p><text:s text:c="3"/>377,021</text:p>
          </table:table-cell>
          <table:table-cell table:style-name="ce18" office:value-type="float" office:value="11194" calcext:value-type="float">
            <text:p><text:s text:c="3"/>11,194</text:p>
          </table:table-cell>
          <table:table-cell table:style-name="ce27" office:value-type="float" office:value="2.97" calcext:value-type="float">
            <text:p><text:s text:c="3"/>2.97</text:p>
          </table:table-cell>
          <table:table-cell table:style-name="ce18" office:value-type="float" office:value="16942" calcext:value-type="float">
            <text:p><text:s text:c="3"/>16,942</text:p>
          </table:table-cell>
          <table:table-cell table:style-name="ce27" office:value-type="float" office:value="4.49" calcext:value-type="float">
            <text:p><text:s text:c="3"/>4.49</text:p>
          </table:table-cell>
          <table:table-cell table:style-name="ce18" office:value-type="float" office:value="33624" calcext:value-type="float">
            <text:p><text:s text:c="3"/>33,624</text:p>
          </table:table-cell>
          <table:table-cell table:style-name="ce27" office:value-type="float" office:value="8.92" calcext:value-type="float">
            <text:p><text:s text:c="3"/>8.92</text:p>
          </table:table-cell>
          <table:table-cell table:style-name="ce18" office:value-type="float" office:value="38557" calcext:value-type="float">
            <text:p><text:s text:c="3"/>38,557</text:p>
          </table:table-cell>
          <table:table-cell table:style-name="ce27" office:value-type="float" office:value="10.23" calcext:value-type="float">
            <text:p><text:s text:c="3"/>10.23</text:p>
          </table:table-cell>
          <table:table-cell table:style-name="ce36" office:value-type="float" office:value="29676" calcext:value-type="float">
            <text:p><text:s text:c="3"/>29,676</text:p>
          </table:table-cell>
          <table:table-cell table:style-name="ce27" office:value-type="float" office:value="7.87" calcext:value-type="float">
            <text:p><text:s text:c="3"/>7.87</text:p>
          </table:table-cell>
          <table:table-cell table:style-name="ce41" office:value-type="float" office:value="302846" calcext:value-type="float">
            <text:p><text:s text:c="3"/>302,846</text:p>
          </table:table-cell>
          <table:table-cell table:style-name="ce27" office:value-type="float" office:value="80.33" calcext:value-type="float">
            <text:p><text:s text:c="3"/>80.33</text:p>
          </table:table-cell>
          <table:table-cell table:style-name="ce36" office:value-type="float" office:value="43679" calcext:value-type="float">
            <text:p><text:s text:c="3"/>43,679</text:p>
          </table:table-cell>
          <table:table-cell table:style-name="ce51" office:value-type="float" office:value="11.59" calcext:value-type="float">
            <text:p><text:s text:c="3"/>11.5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8" office:value-type="float" office:value="425450" calcext:value-type="float">
            <text:p><text:s text:c="3"/>425,450</text:p>
          </table:table-cell>
          <table:table-cell table:style-name="ce18" office:value-type="float" office:value="25659" calcext:value-type="float">
            <text:p><text:s text:c="3"/>25,659</text:p>
          </table:table-cell>
          <table:table-cell table:style-name="ce27" office:value-type="float" office:value="6.03" calcext:value-type="float">
            <text:p><text:s text:c="3"/>6.03</text:p>
          </table:table-cell>
          <table:table-cell table:style-name="ce18" office:value-type="float" office:value="35746" calcext:value-type="float">
            <text:p><text:s text:c="3"/>35,746</text:p>
          </table:table-cell>
          <table:table-cell table:style-name="ce27" office:value-type="float" office:value="8.4" calcext:value-type="float">
            <text:p><text:s text:c="3"/>8.40</text:p>
          </table:table-cell>
          <table:table-cell table:style-name="ce18" office:value-type="float" office:value="61417" calcext:value-type="float">
            <text:p><text:s text:c="3"/>61,417</text:p>
          </table:table-cell>
          <table:table-cell table:style-name="ce27" office:value-type="float" office:value="14.44" calcext:value-type="float">
            <text:p><text:s text:c="3"/>14.44</text:p>
          </table:table-cell>
          <table:table-cell table:style-name="ce18" office:value-type="float" office:value="67776" calcext:value-type="float">
            <text:p><text:s text:c="3"/>67,776</text:p>
          </table:table-cell>
          <table:table-cell table:style-name="ce27" office:value-type="float" office:value="15.93" calcext:value-type="float">
            <text:p><text:s text:c="3"/>15.93</text:p>
          </table:table-cell>
          <table:table-cell table:style-name="ce36" office:value-type="float" office:value="35177" calcext:value-type="float">
            <text:p><text:s text:c="3"/>35,177</text:p>
          </table:table-cell>
          <table:table-cell table:style-name="ce27" office:value-type="float" office:value="8.27" calcext:value-type="float">
            <text:p><text:s text:c="3"/>8.27</text:p>
          </table:table-cell>
          <table:table-cell table:style-name="ce41" office:value-type="float" office:value="317611" calcext:value-type="float">
            <text:p><text:s text:c="3"/>317,611</text:p>
          </table:table-cell>
          <table:table-cell table:style-name="ce27" office:value-type="float" office:value="74.65" calcext:value-type="float">
            <text:p><text:s text:c="3"/>74.65</text:p>
          </table:table-cell>
          <table:table-cell table:style-name="ce36" office:value-type="float" office:value="40821" calcext:value-type="float">
            <text:p><text:s text:c="3"/>40,821</text:p>
          </table:table-cell>
          <table:table-cell table:style-name="ce51" office:value-type="float" office:value="9.59" calcext:value-type="float">
            <text:p><text:s text:c="3"/>9.5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8" office:value-type="float" office:value="271256" calcext:value-type="float">
            <text:p><text:s text:c="3"/>271,256</text:p>
          </table:table-cell>
          <table:table-cell table:style-name="ce18" office:value-type="float" office:value="10145" calcext:value-type="float">
            <text:p><text:s text:c="3"/>10,145</text:p>
          </table:table-cell>
          <table:table-cell table:style-name="ce27" office:value-type="float" office:value="3.74" calcext:value-type="float">
            <text:p><text:s text:c="3"/>3.74</text:p>
          </table:table-cell>
          <table:table-cell table:style-name="ce18" office:value-type="float" office:value="15270" calcext:value-type="float">
            <text:p><text:s text:c="3"/>15,270</text:p>
          </table:table-cell>
          <table:table-cell table:style-name="ce27" office:value-type="float" office:value="5.63" calcext:value-type="float">
            <text:p><text:s text:c="3"/>5.63</text:p>
          </table:table-cell>
          <table:table-cell table:style-name="ce18" office:value-type="float" office:value="31010" calcext:value-type="float">
            <text:p><text:s text:c="3"/>31,010</text:p>
          </table:table-cell>
          <table:table-cell table:style-name="ce27" office:value-type="float" office:value="11.43" calcext:value-type="float">
            <text:p><text:s text:c="3"/>11.43</text:p>
          </table:table-cell>
          <table:table-cell table:style-name="ce18" office:value-type="float" office:value="35568" calcext:value-type="float">
            <text:p><text:s text:c="3"/>35,568</text:p>
          </table:table-cell>
          <table:table-cell table:style-name="ce27" office:value-type="float" office:value="13.11" calcext:value-type="float">
            <text:p><text:s text:c="3"/>13.11</text:p>
          </table:table-cell>
          <table:table-cell table:style-name="ce36" office:value-type="float" office:value="25114" calcext:value-type="float">
            <text:p><text:s text:c="3"/>25,114</text:p>
          </table:table-cell>
          <table:table-cell table:style-name="ce27" office:value-type="float" office:value="9.26" calcext:value-type="float">
            <text:p><text:s text:c="3"/>9.26</text:p>
          </table:table-cell>
          <table:table-cell table:style-name="ce41" office:value-type="float" office:value="207270" calcext:value-type="float">
            <text:p><text:s text:c="3"/>207,270</text:p>
          </table:table-cell>
          <table:table-cell table:style-name="ce27" office:value-type="float" office:value="76.41" calcext:value-type="float">
            <text:p><text:s text:c="3"/>76.41</text:p>
          </table:table-cell>
          <table:table-cell table:style-name="ce36" office:value-type="float" office:value="31262" calcext:value-type="float">
            <text:p><text:s text:c="3"/>31,262</text:p>
          </table:table-cell>
          <table:table-cell table:style-name="ce51" office:value-type="float" office:value="11.52" calcext:value-type="float">
            <text:p><text:s text:c="3"/>11.52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8" office:value-type="float" office:value="125172" calcext:value-type="float">
            <text:p><text:s text:c="3"/>125,172</text:p>
          </table:table-cell>
          <table:table-cell table:style-name="ce18" office:value-type="float" office:value="6107" calcext:value-type="float">
            <text:p><text:s text:c="3"/>6,107</text:p>
          </table:table-cell>
          <table:table-cell table:style-name="ce27" office:value-type="float" office:value="4.88" calcext:value-type="float">
            <text:p><text:s text:c="3"/>4.88</text:p>
          </table:table-cell>
          <table:table-cell table:style-name="ce18" office:value-type="float" office:value="7844" calcext:value-type="float">
            <text:p><text:s text:c="3"/>7,844</text:p>
          </table:table-cell>
          <table:table-cell table:style-name="ce27" office:value-type="float" office:value="6.27" calcext:value-type="float">
            <text:p><text:s text:c="3"/>6.27</text:p>
          </table:table-cell>
          <table:table-cell table:style-name="ce18" office:value-type="float" office:value="12014" calcext:value-type="float">
            <text:p><text:s text:c="3"/>12,014</text:p>
          </table:table-cell>
          <table:table-cell table:style-name="ce27" office:value-type="float" office:value="9.6" calcext:value-type="float">
            <text:p><text:s text:c="3"/>9.60</text:p>
          </table:table-cell>
          <table:table-cell table:style-name="ce18" office:value-type="float" office:value="13039" calcext:value-type="float">
            <text:p><text:s text:c="3"/>13,039</text:p>
          </table:table-cell>
          <table:table-cell table:style-name="ce27" office:value-type="float" office:value="10.42" calcext:value-type="float">
            <text:p><text:s text:c="3"/>10.42</text:p>
          </table:table-cell>
          <table:table-cell table:style-name="ce36" office:value-type="float" office:value="6949" calcext:value-type="float">
            <text:p><text:s text:c="3"/>6,949</text:p>
          </table:table-cell>
          <table:table-cell table:style-name="ce27" office:value-type="float" office:value="5.55" calcext:value-type="float">
            <text:p><text:s text:c="3"/>5.55</text:p>
          </table:table-cell>
          <table:table-cell table:style-name="ce41" office:value-type="float" office:value="102094" calcext:value-type="float">
            <text:p><text:s text:c="3"/>102,094</text:p>
          </table:table-cell>
          <table:table-cell table:style-name="ce27" office:value-type="float" office:value="81.56" calcext:value-type="float">
            <text:p><text:s text:c="3"/>81.56</text:p>
          </table:table-cell>
          <table:table-cell table:style-name="ce36" office:value-type="float" office:value="14032" calcext:value-type="float">
            <text:p><text:s text:c="3"/>14,032</text:p>
          </table:table-cell>
          <table:table-cell table:style-name="ce51" office:value-type="float" office:value="11.21" calcext:value-type="float">
            <text:p><text:s text:c="3"/>11.2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113755" calcext:value-type="float">
            <text:p><text:s text:c="3"/>113,755</text:p>
          </table:table-cell>
          <table:table-cell table:style-name="ce18" office:value-type="float" office:value="5530" calcext:value-type="float">
            <text:p><text:s text:c="3"/>5,530</text:p>
          </table:table-cell>
          <table:table-cell table:style-name="ce27" office:value-type="float" office:value="4.86" calcext:value-type="float">
            <text:p><text:s text:c="3"/>4.86</text:p>
          </table:table-cell>
          <table:table-cell table:style-name="ce18" office:value-type="float" office:value="7069" calcext:value-type="float">
            <text:p><text:s text:c="3"/>7,069</text:p>
          </table:table-cell>
          <table:table-cell table:style-name="ce27" office:value-type="float" office:value="6.21" calcext:value-type="float">
            <text:p><text:s text:c="3"/>6.21</text:p>
          </table:table-cell>
          <table:table-cell table:style-name="ce18" office:value-type="float" office:value="10791" calcext:value-type="float">
            <text:p><text:s text:c="3"/>10,791</text:p>
          </table:table-cell>
          <table:table-cell table:style-name="ce27" office:value-type="float" office:value="9.49" calcext:value-type="float">
            <text:p><text:s text:c="3"/>9.49</text:p>
          </table:table-cell>
          <table:table-cell table:style-name="ce18" office:value-type="float" office:value="11717" calcext:value-type="float">
            <text:p><text:s text:c="3"/>11,717</text:p>
          </table:table-cell>
          <table:table-cell table:style-name="ce27" office:value-type="float" office:value="10.3" calcext:value-type="float">
            <text:p><text:s text:c="3"/>10.30</text:p>
          </table:table-cell>
          <table:table-cell table:style-name="ce36" office:value-type="float" office:value="6194" calcext:value-type="float">
            <text:p><text:s text:c="3"/>6,194</text:p>
          </table:table-cell>
          <table:table-cell table:style-name="ce27" office:value-type="float" office:value="5.45" calcext:value-type="float">
            <text:p><text:s text:c="3"/>5.45</text:p>
          </table:table-cell>
          <table:table-cell table:style-name="ce41" office:value-type="float" office:value="92939" calcext:value-type="float">
            <text:p><text:s text:c="3"/>92,939</text:p>
          </table:table-cell>
          <table:table-cell table:style-name="ce27" office:value-type="float" office:value="81.7" calcext:value-type="float">
            <text:p><text:s text:c="3"/>81.70</text:p>
          </table:table-cell>
          <table:table-cell table:style-name="ce36" office:value-type="float" office:value="12970" calcext:value-type="float">
            <text:p><text:s text:c="3"/>12,970</text:p>
          </table:table-cell>
          <table:table-cell table:style-name="ce51" office:value-type="float" office:value="11.4" calcext:value-type="float">
            <text:p><text:s text:c="3"/>11.40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9" office:value-type="float" office:value="11417" calcext:value-type="float">
            <text:p><text:s text:c="3"/>11,417</text:p>
          </table:table-cell>
          <table:table-cell table:style-name="ce19" office:value-type="float" office:value="577" calcext:value-type="float">
            <text:p><text:s text:c="3"/>577</text:p>
          </table:table-cell>
          <table:table-cell table:style-name="ce28" office:value-type="float" office:value="5.05" calcext:value-type="float">
            <text:p><text:s text:c="3"/>5.05</text:p>
          </table:table-cell>
          <table:table-cell table:style-name="ce19" office:value-type="float" office:value="775" calcext:value-type="float">
            <text:p><text:s text:c="3"/>775</text:p>
          </table:table-cell>
          <table:table-cell table:style-name="ce28" office:value-type="float" office:value="6.79" calcext:value-type="float">
            <text:p><text:s text:c="3"/>6.79</text:p>
          </table:table-cell>
          <table:table-cell table:style-name="ce19" office:value-type="float" office:value="1223" calcext:value-type="float">
            <text:p><text:s text:c="3"/>1,223</text:p>
          </table:table-cell>
          <table:table-cell table:style-name="ce28" office:value-type="float" office:value="10.71" calcext:value-type="float">
            <text:p><text:s text:c="3"/>10.71</text:p>
          </table:table-cell>
          <table:table-cell table:style-name="ce32" office:value-type="float" office:value="1322" calcext:value-type="float">
            <text:p><text:s text:c="3"/>1,322</text:p>
          </table:table-cell>
          <table:table-cell table:style-name="ce33" office:value-type="float" office:value="11.58" calcext:value-type="float">
            <text:p><text:s text:c="3"/>11.58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28" office:value-type="float" office:value="6.61" calcext:value-type="float">
            <text:p><text:s text:c="3"/>6.61</text:p>
          </table:table-cell>
          <table:table-cell table:style-name="ce42" office:value-type="float" office:value="9155" calcext:value-type="float">
            <text:p><text:s text:c="3"/>9,155</text:p>
          </table:table-cell>
          <table:table-cell table:style-name="ce28" office:value-type="float" office:value="80.19" calcext:value-type="float">
            <text:p><text:s text:c="3"/>80.19</text:p>
          </table:table-cell>
          <table:table-cell table:style-name="ce37" office:value-type="float" office:value="1062" calcext:value-type="float">
            <text:p><text:s text:c="3"/>1,062</text:p>
          </table:table-cell>
          <table:table-cell table:style-name="ce52" office:value-type="float" office:value="9.3" calcext:value-type="float">
            <text:p><text:s text:c="3"/>9.30</text:p>
          </table:table-cell>
          <table:table-cell table:style-name="ce54" table:number-columns-repeated="1008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9"/>
          <table:table-cell table:style-name="ce43"/>
          <table:table-cell table:style-name="ce44" table:number-columns-repeated="2"/>
          <table:table-cell table:style-name="ce53" office:value-type="string" calcext:value-type="string">
            <text:p>內政部戶政司 民國102年2月5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%E6%AD%B7%E5%B9%B496-101%E5%B9%B4/101%E5%B9%B4/%E6%88%B6%E5%8F%A3%E7%B5%B1%E8%A8%88%E9%80%9F%E5%A0%B1-102.0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38:17</meta:creation-date>
    <dc:creator>user</dc:creator>
    <dc:date>2013-10-01T15:24:01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